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6"/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2759" calcext:value-type="float">
            <text:p>0.532759</text:p>
          </table:table-cell>
          <table:table-cell office:value-type="float" office:value="0.58611" calcext:value-type="float">
            <text:p>0.586110</text:p>
          </table:table-cell>
          <table:table-cell office:value-type="float" office:value="0.586297" calcext:value-type="float">
            <text:p>0.586297</text:p>
          </table:table-cell>
          <table:table-cell office:value-type="float" office:value="0.576563" calcext:value-type="float">
            <text:p>0.576563</text:p>
          </table:table-cell>
          <table:table-cell office:value-type="float" office:value="0.559903" calcext:value-type="float">
            <text:p>0.559903</text:p>
          </table:table-cell>
          <table:table-cell office:value-type="float" office:value="0.582741" calcext:value-type="float">
            <text:p>0.582741</text:p>
          </table:table-cell>
          <table:table-cell office:value-type="float" office:value="0.584612" calcext:value-type="float">
            <text:p>0.584612</text:p>
          </table:table-cell>
          <table:table-cell office:value-type="float" office:value="0.567203" calcext:value-type="float">
            <text:p>0.567203</text:p>
          </table:table-cell>
          <table:table-cell office:value-type="float" office:value="0.530513" calcext:value-type="float">
            <text:p>0.530513</text:p>
          </table:table-cell>
          <table:table-cell office:value-type="float" office:value="0.551292" calcext:value-type="float">
            <text:p>0.551292</text:p>
          </table:table-cell>
          <table:table-cell office:value-type="float" office:value="0.584489223" calcext:value-type="float">
            <text:p>0.584489</text:p>
          </table:table-cell>
          <table:table-cell office:value-type="float" office:value="0.586365836" calcext:value-type="float">
            <text:p>0.586366</text:p>
          </table:table-cell>
          <table:table-cell office:value-type="float" office:value="0.568904609" calcext:value-type="float">
            <text:p>0.568905</text:p>
          </table:table-cell>
          <table:table-cell office:value-type="float" office:value="0.528390948" calcext:value-type="float">
            <text:p>0.528391</text:p>
          </table:table-cell>
          <table:table-cell office:value-type="float" office:value="0.58786833" calcext:value-type="float">
            <text:p>0.587868</text:p>
          </table:table-cell>
          <table:table-cell office:value-type="float" office:value="0.588055891" calcext:value-type="float">
            <text:p>0.588056</text:p>
          </table:table-cell>
          <table:table-cell office:value-type="float" office:value="0.578292689" calcext:value-type="float">
            <text:p>0.578293</text:p>
          </table:table-cell>
          <table:table-cell office:value-type="float" office:value="0.557663388" calcext:value-type="float">
            <text:p>0.557663</text:p>
          </table:table-cell>
          <table:table-cell office:value-type="float" office:value="0.552945876" calcext:value-type="float">
            <text:p>0.552946</text:p>
          </table:table-cell>
          <table:table-cell office:value-type="float" office:value="0.530627964" calcext:value-type="float">
            <text:p>0.530628</text:p>
          </table:table-cell>
          <table:table-cell table:formula="of:=AVERAGE([.B2:.U2])" office:value-type="float" office:value="0.5660798877" calcext:value-type="float">
            <text:p>0.566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3568" calcext:value-type="float">
            <text:p>0.573568</text:p>
          </table:table-cell>
          <table:table-cell office:value-type="float" office:value="0.486522" calcext:value-type="float">
            <text:p>0.486522</text:p>
          </table:table-cell>
          <table:table-cell office:value-type="float" office:value="0.707226" calcext:value-type="float">
            <text:p>0.707226</text:p>
          </table:table-cell>
          <table:table-cell office:value-type="float" office:value="0.670723" calcext:value-type="float">
            <text:p>0.670723</text:p>
          </table:table-cell>
          <table:table-cell office:value-type="float" office:value="0.573006" calcext:value-type="float">
            <text:p>0.573006</text:p>
          </table:table-cell>
          <table:table-cell office:value-type="float" office:value="0.533134" calcext:value-type="float">
            <text:p>0.533134</text:p>
          </table:table-cell>
          <table:table-cell office:value-type="float" office:value="0.657806" calcext:value-type="float">
            <text:p>0.657806</text:p>
          </table:table-cell>
          <table:table-cell office:value-type="float" office:value="0.65088" calcext:value-type="float">
            <text:p>0.650880</text:p>
          </table:table-cell>
          <table:table-cell office:value-type="float" office:value="0.514414" calcext:value-type="float">
            <text:p>0.514414</text:p>
          </table:table-cell>
          <table:table-cell office:value-type="float" office:value="0.686634" calcext:value-type="float">
            <text:p>0.686634</text:p>
          </table:table-cell>
          <table:table-cell office:value-type="float" office:value="0.534733402" calcext:value-type="float">
            <text:p>0.534733</text:p>
          </table:table-cell>
          <table:table-cell office:value-type="float" office:value="0.659779418" calcext:value-type="float">
            <text:p>0.659779</text:p>
          </table:table-cell>
          <table:table-cell office:value-type="float" office:value="0.65283264" calcext:value-type="float">
            <text:p>0.652833</text:p>
          </table:table-cell>
          <table:table-cell office:value-type="float" office:value="0.512356344" calcext:value-type="float">
            <text:p>0.512356</text:p>
          </table:table-cell>
          <table:table-cell office:value-type="float" office:value="0.487981566" calcext:value-type="float">
            <text:p>0.487982</text:p>
          </table:table-cell>
          <table:table-cell office:value-type="float" office:value="0.709347678" calcext:value-type="float">
            <text:p>0.709348</text:p>
          </table:table-cell>
          <table:table-cell office:value-type="float" office:value="0.672735169" calcext:value-type="float">
            <text:p>0.672735</text:p>
          </table:table-cell>
          <table:table-cell office:value-type="float" office:value="0.570713976" calcext:value-type="float">
            <text:p>0.570714</text:p>
          </table:table-cell>
          <table:table-cell office:value-type="float" office:value="0.688693902" calcext:value-type="float">
            <text:p>0.688694</text:p>
          </table:table-cell>
          <table:table-cell office:value-type="float" office:value="0.571273728" calcext:value-type="float">
            <text:p>0.571274</text:p>
          </table:table-cell>
          <table:table-cell table:formula="of:=AVERAGE([.B3:.U3])" office:value-type="float" office:value="0.60571804115" calcext:value-type="float">
            <text:p>0.605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5069" calcext:value-type="float">
            <text:p>0.765069</text:p>
          </table:table-cell>
          <table:table-cell office:value-type="float" office:value="0.729689" calcext:value-type="float">
            <text:p>0.729689</text:p>
          </table:table-cell>
          <table:table-cell office:value-type="float" office:value="0.758892" calcext:value-type="float">
            <text:p>0.758892</text:p>
          </table:table-cell>
          <table:table-cell office:value-type="float" office:value="0.762823" calcext:value-type="float">
            <text:p>0.762823</text:p>
          </table:table-cell>
          <table:table-cell office:value-type="float" office:value="0.760764" calcext:value-type="float">
            <text:p>0.760764</text:p>
          </table:table-cell>
          <table:table-cell office:value-type="float" office:value="0.57544" calcext:value-type="float">
            <text:p>0.575440</text:p>
          </table:table-cell>
          <table:table-cell office:value-type="float" office:value="0.778547" calcext:value-type="float">
            <text:p>0.778547</text:p>
          </table:table-cell>
          <table:table-cell office:value-type="float" office:value="0.777986" calcext:value-type="float">
            <text:p>0.777986</text:p>
          </table:table-cell>
          <table:table-cell office:value-type="float" office:value="0.719581" calcext:value-type="float">
            <text:p>0.719581</text:p>
          </table:table-cell>
          <table:table-cell office:value-type="float" office:value="0.78173" calcext:value-type="float">
            <text:p>0.781730</text:p>
          </table:table-cell>
          <table:table-cell office:value-type="float" office:value="0.57716632" calcext:value-type="float">
            <text:p>0.577166</text:p>
          </table:table-cell>
          <table:table-cell office:value-type="float" office:value="0.780882641" calcext:value-type="float">
            <text:p>0.780883</text:p>
          </table:table-cell>
          <table:table-cell office:value-type="float" office:value="0.780319958" calcext:value-type="float">
            <text:p>0.780320</text:p>
          </table:table-cell>
          <table:table-cell office:value-type="float" office:value="0.716702676" calcext:value-type="float">
            <text:p>0.716703</text:p>
          </table:table-cell>
          <table:table-cell office:value-type="float" office:value="0.731878067" calcext:value-type="float">
            <text:p>0.731878</text:p>
          </table:table-cell>
          <table:table-cell office:value-type="float" office:value="0.761168676" calcext:value-type="float">
            <text:p>0.761169</text:p>
          </table:table-cell>
          <table:table-cell office:value-type="float" office:value="0.765111469" calcext:value-type="float">
            <text:p>0.765111</text:p>
          </table:table-cell>
          <table:table-cell office:value-type="float" office:value="0.757720944" calcext:value-type="float">
            <text:p>0.757721</text:p>
          </table:table-cell>
          <table:table-cell office:value-type="float" office:value="0.78407519" calcext:value-type="float">
            <text:p>0.784075</text:p>
          </table:table-cell>
          <table:table-cell office:value-type="float" office:value="0.762008724" calcext:value-type="float">
            <text:p>0.762009</text:p>
          </table:table-cell>
          <table:table-cell table:formula="of:=AVERAGE([.B4:.U4])" office:value-type="float" office:value="0.74137778325" calcext:value-type="float">
            <text:p>0.7413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6765" calcext:value-type="float">
            <text:p>0.836765</text:p>
          </table:table-cell>
          <table:table-cell office:value-type="float" office:value="0.831337" calcext:value-type="float">
            <text:p>0.831337</text:p>
          </table:table-cell>
          <table:table-cell office:value-type="float" office:value="0.842755" calcext:value-type="float">
            <text:p>0.842755</text:p>
          </table:table-cell>
          <table:table-cell office:value-type="float" office:value="0.825721" calcext:value-type="float">
            <text:p>0.825721</text:p>
          </table:table-cell>
          <table:table-cell office:value-type="float" office:value="0.814676" calcext:value-type="float">
            <text:p>0.814676</text:p>
          </table:table-cell>
          <table:table-cell office:value-type="float" office:value="0.806252" calcext:value-type="float">
            <text:p>0.806252</text:p>
          </table:table-cell>
          <table:table-cell office:value-type="float" office:value="0.821602" calcext:value-type="float">
            <text:p>0.821602</text:p>
          </table:table-cell>
          <table:table-cell office:value-type="float" office:value="0.806252" calcext:value-type="float">
            <text:p>0.806252</text:p>
          </table:table-cell>
          <table:table-cell office:value-type="float" office:value="0.809996" calcext:value-type="float">
            <text:p>0.809996</text:p>
          </table:table-cell>
          <table:table-cell office:value-type="float" office:value="0.810932" calcext:value-type="float">
            <text:p>0.810932</text:p>
          </table:table-cell>
          <table:table-cell office:value-type="float" office:value="0.808670756" calcext:value-type="float">
            <text:p>0.808671</text:p>
          </table:table-cell>
          <table:table-cell office:value-type="float" office:value="0.824066806" calcext:value-type="float">
            <text:p>0.824067</text:p>
          </table:table-cell>
          <table:table-cell office:value-type="float" office:value="0.808670756" calcext:value-type="float">
            <text:p>0.808671</text:p>
          </table:table-cell>
          <table:table-cell office:value-type="float" office:value="0.806756016" calcext:value-type="float">
            <text:p>0.806756</text:p>
          </table:table-cell>
          <table:table-cell office:value-type="float" office:value="0.833831011" calcext:value-type="float">
            <text:p>0.833831</text:p>
          </table:table-cell>
          <table:table-cell office:value-type="float" office:value="0.845283265" calcext:value-type="float">
            <text:p>0.845283</text:p>
          </table:table-cell>
          <table:table-cell office:value-type="float" office:value="0.828198163" calcext:value-type="float">
            <text:p>0.828198</text:p>
          </table:table-cell>
          <table:table-cell office:value-type="float" office:value="0.811417296" calcext:value-type="float">
            <text:p>0.811417</text:p>
          </table:table-cell>
          <table:table-cell office:value-type="float" office:value="0.813364796" calcext:value-type="float">
            <text:p>0.813365</text:p>
          </table:table-cell>
          <table:table-cell office:value-type="float" office:value="0.83341794" calcext:value-type="float">
            <text:p>0.833418</text:p>
          </table:table-cell>
          <table:table-cell table:formula="of:=AVERAGE([.B5:.U5])" office:value-type="float" office:value="0.82099824025" calcext:value-type="float">
            <text:p>0.820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6608" calcext:value-type="float">
            <text:p>0.856608</text:p>
          </table:table-cell>
          <table:table-cell office:value-type="float" office:value="0.818607" calcext:value-type="float">
            <text:p>0.818607</text:p>
          </table:table-cell>
          <table:table-cell office:value-type="float" office:value="0.843504" calcext:value-type="float">
            <text:p>0.843504</text:p>
          </table:table-cell>
          <table:table-cell office:value-type="float" office:value="0.837327" calcext:value-type="float">
            <text:p>0.837327</text:p>
          </table:table-cell>
          <table:table-cell office:value-type="float" office:value="0.847435" calcext:value-type="float">
            <text:p>0.847435</text:p>
          </table:table-cell>
          <table:table-cell office:value-type="float" office:value="0.840884" calcext:value-type="float">
            <text:p>0.840884</text:p>
          </table:table-cell>
          <table:table-cell office:value-type="float" office:value="0.838637" calcext:value-type="float">
            <text:p>0.838637</text:p>
          </table:table-cell>
          <table:table-cell office:value-type="float" office:value="0.848746" calcext:value-type="float">
            <text:p>0.848746</text:p>
          </table:table-cell>
          <table:table-cell office:value-type="float" office:value="0.835642" calcext:value-type="float">
            <text:p>0.835642</text:p>
          </table:table-cell>
          <table:table-cell office:value-type="float" office:value="0.828529" calcext:value-type="float">
            <text:p>0.828529</text:p>
          </table:table-cell>
          <table:table-cell office:value-type="float" office:value="0.843406652" calcext:value-type="float">
            <text:p>0.843407</text:p>
          </table:table-cell>
          <table:table-cell office:value-type="float" office:value="0.841152911" calcext:value-type="float">
            <text:p>0.841153</text:p>
          </table:table-cell>
          <table:table-cell office:value-type="float" office:value="0.851292238" calcext:value-type="float">
            <text:p>0.851292</text:p>
          </table:table-cell>
          <table:table-cell office:value-type="float" office:value="0.832299432" calcext:value-type="float">
            <text:p>0.832299</text:p>
          </table:table-cell>
          <table:table-cell office:value-type="float" office:value="0.821062821" calcext:value-type="float">
            <text:p>0.821063</text:p>
          </table:table-cell>
          <table:table-cell office:value-type="float" office:value="0.846034512" calcext:value-type="float">
            <text:p>0.846035</text:p>
          </table:table-cell>
          <table:table-cell office:value-type="float" office:value="0.839838981" calcext:value-type="float">
            <text:p>0.839839</text:p>
          </table:table-cell>
          <table:table-cell office:value-type="float" office:value="0.84404526" calcext:value-type="float">
            <text:p>0.844045</text:p>
          </table:table-cell>
          <table:table-cell office:value-type="float" office:value="0.831014587" calcext:value-type="float">
            <text:p>0.831015</text:p>
          </table:table-cell>
          <table:table-cell office:value-type="float" office:value="0.853181568" calcext:value-type="float">
            <text:p>0.853182</text:p>
          </table:table-cell>
          <table:table-cell table:formula="of:=AVERAGE([.B6:.U6])" office:value-type="float" office:value="0.8399623981" calcext:value-type="float">
            <text:p>0.8399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2224" calcext:value-type="float">
            <text:p>0.862224</text:p>
          </table:table-cell>
          <table:table-cell office:value-type="float" office:value="0.852864" calcext:value-type="float">
            <text:p>0.852864</text:p>
          </table:table-cell>
          <table:table-cell office:value-type="float" office:value="0.854362" calcext:value-type="float">
            <text:p>0.854362</text:p>
          </table:table-cell>
          <table:table-cell office:value-type="float" office:value="0.839948" calcext:value-type="float">
            <text:p>0.839948</text:p>
          </table:table-cell>
          <table:table-cell office:value-type="float" office:value="0.857357" calcext:value-type="float">
            <text:p>0.857357</text:p>
          </table:table-cell>
          <table:table-cell office:value-type="float" office:value="0.843504" calcext:value-type="float">
            <text:p>0.843504</text:p>
          </table:table-cell>
          <table:table-cell office:value-type="float" office:value="0.845938" calcext:value-type="float">
            <text:p>0.845938</text:p>
          </table:table-cell>
          <table:table-cell office:value-type="float" office:value="0.848746" calcext:value-type="float">
            <text:p>0.848746</text:p>
          </table:table-cell>
          <table:table-cell office:value-type="float" office:value="0.850243" calcext:value-type="float">
            <text:p>0.850243</text:p>
          </table:table-cell>
          <table:table-cell office:value-type="float" office:value="0.831337" calcext:value-type="float">
            <text:p>0.831337</text:p>
          </table:table-cell>
          <table:table-cell office:value-type="float" office:value="0.846034512" calcext:value-type="float">
            <text:p>0.846035</text:p>
          </table:table-cell>
          <table:table-cell office:value-type="float" office:value="0.848475814" calcext:value-type="float">
            <text:p>0.848476</text:p>
          </table:table-cell>
          <table:table-cell office:value-type="float" office:value="0.851292238" calcext:value-type="float">
            <text:p>0.851292</text:p>
          </table:table-cell>
          <table:table-cell office:value-type="float" office:value="0.846842028" calcext:value-type="float">
            <text:p>0.846842</text:p>
          </table:table-cell>
          <table:table-cell office:value-type="float" office:value="0.855422592" calcext:value-type="float">
            <text:p>0.855423</text:p>
          </table:table-cell>
          <table:table-cell office:value-type="float" office:value="0.856925086" calcext:value-type="float">
            <text:p>0.856925</text:p>
          </table:table-cell>
          <table:table-cell office:value-type="float" office:value="0.842467844" calcext:value-type="float">
            <text:p>0.842468</text:p>
          </table:table-cell>
          <table:table-cell office:value-type="float" office:value="0.853927572" calcext:value-type="float">
            <text:p>0.853928</text:p>
          </table:table-cell>
          <table:table-cell office:value-type="float" office:value="0.833831011" calcext:value-type="float">
            <text:p>0.833831</text:p>
          </table:table-cell>
          <table:table-cell office:value-type="float" office:value="0.858775104" calcext:value-type="float">
            <text:p>0.858775</text:p>
          </table:table-cell>
          <table:table-cell table:formula="of:=AVERAGE([.B7:.U7])" office:value-type="float" office:value="0.84902584005" calcext:value-type="float">
            <text:p>0.8490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6904" calcext:value-type="float">
            <text:p>0.866904</text:p>
          </table:table-cell>
          <table:table-cell office:value-type="float" office:value="0.842755" calcext:value-type="float">
            <text:p>0.842755</text:p>
          </table:table-cell>
          <table:table-cell office:value-type="float" office:value="0.841445" calcext:value-type="float">
            <text:p>0.841445</text:p>
          </table:table-cell>
          <table:table-cell office:value-type="float" office:value="0.840696" calcext:value-type="float">
            <text:p>0.840696</text:p>
          </table:table-cell>
          <table:table-cell office:value-type="float" office:value="0.863721" calcext:value-type="float">
            <text:p>0.863721</text:p>
          </table:table-cell>
          <table:table-cell office:value-type="float" office:value="0.837514" calcext:value-type="float">
            <text:p>0.837514</text:p>
          </table:table-cell>
          <table:table-cell office:value-type="float" office:value="0.840322" calcext:value-type="float">
            <text:p>0.840322</text:p>
          </table:table-cell>
          <table:table-cell office:value-type="float" office:value="0.830962" calcext:value-type="float">
            <text:p>0.830962</text:p>
          </table:table-cell>
          <table:table-cell office:value-type="float" office:value="0.862411" calcext:value-type="float">
            <text:p>0.862411</text:p>
          </table:table-cell>
          <table:table-cell office:value-type="float" office:value="0.827218" calcext:value-type="float">
            <text:p>0.827218</text:p>
          </table:table-cell>
          <table:table-cell office:value-type="float" office:value="0.840026542" calcext:value-type="float">
            <text:p>0.840027</text:p>
          </table:table-cell>
          <table:table-cell office:value-type="float" office:value="0.842842966" calcext:value-type="float">
            <text:p>0.842843</text:p>
          </table:table-cell>
          <table:table-cell office:value-type="float" office:value="0.833454886" calcext:value-type="float">
            <text:p>0.833455</text:p>
          </table:table-cell>
          <table:table-cell office:value-type="float" office:value="0.858961356" calcext:value-type="float">
            <text:p>0.858961</text:p>
          </table:table-cell>
          <table:table-cell office:value-type="float" office:value="0.845283265" calcext:value-type="float">
            <text:p>0.845283</text:p>
          </table:table-cell>
          <table:table-cell office:value-type="float" office:value="0.843969335" calcext:value-type="float">
            <text:p>0.843969</text:p>
          </table:table-cell>
          <table:table-cell office:value-type="float" office:value="0.843218088" calcext:value-type="float">
            <text:p>0.843218</text:p>
          </table:table-cell>
          <table:table-cell office:value-type="float" office:value="0.860266116" calcext:value-type="float">
            <text:p>0.860266</text:p>
          </table:table-cell>
          <table:table-cell office:value-type="float" office:value="0.829699654" calcext:value-type="float">
            <text:p>0.829700</text:p>
          </table:table-cell>
          <table:table-cell office:value-type="float" office:value="0.863436384" calcext:value-type="float">
            <text:p>0.863436</text:p>
          </table:table-cell>
          <table:table-cell table:formula="of:=AVERAGE([.B8:.U8])" office:value-type="float" office:value="0.8457553296" calcext:value-type="float">
            <text:p>0.8457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65593" calcext:value-type="float">
            <text:p>0.865593</text:p>
          </table:table-cell>
          <table:table-cell office:value-type="float" office:value="0.841632" calcext:value-type="float">
            <text:p>0.841632</text:p>
          </table:table-cell>
          <table:table-cell office:value-type="float" office:value="0.849682" calcext:value-type="float">
            <text:p>0.849682</text:p>
          </table:table-cell>
          <table:table-cell office:value-type="float" office:value="0.840884" calcext:value-type="float">
            <text:p>0.840884</text:p>
          </table:table-cell>
          <table:table-cell office:value-type="float" office:value="0.864283" calcext:value-type="float">
            <text:p>0.864283</text:p>
          </table:table-cell>
          <table:table-cell office:value-type="float" office:value="0.83976" calcext:value-type="float">
            <text:p>0.839760</text:p>
          </table:table-cell>
          <table:table-cell office:value-type="float" office:value="0.835829" calcext:value-type="float">
            <text:p>0.835829</text:p>
          </table:table-cell>
          <table:table-cell office:value-type="float" office:value="0.833957" calcext:value-type="float">
            <text:p>0.833957</text:p>
          </table:table-cell>
          <table:table-cell office:value-type="float" office:value="0.856982" calcext:value-type="float">
            <text:p>0.856982</text:p>
          </table:table-cell>
          <table:table-cell office:value-type="float" office:value="0.81711" calcext:value-type="float">
            <text:p>0.817110</text:p>
          </table:table-cell>
          <table:table-cell office:value-type="float" office:value="0.84227928" calcext:value-type="float">
            <text:p>0.842279</text:p>
          </table:table-cell>
          <table:table-cell office:value-type="float" office:value="0.838336487" calcext:value-type="float">
            <text:p>0.838336</text:p>
          </table:table-cell>
          <table:table-cell office:value-type="float" office:value="0.836458871" calcext:value-type="float">
            <text:p>0.836459</text:p>
          </table:table-cell>
          <table:table-cell office:value-type="float" office:value="0.853554072" calcext:value-type="float">
            <text:p>0.853554</text:p>
          </table:table-cell>
          <table:table-cell office:value-type="float" office:value="0.844156896" calcext:value-type="float">
            <text:p>0.844157</text:p>
          </table:table-cell>
          <table:table-cell office:value-type="float" office:value="0.852231046" calcext:value-type="float">
            <text:p>0.852231</text:p>
          </table:table-cell>
          <table:table-cell office:value-type="float" office:value="0.843406652" calcext:value-type="float">
            <text:p>0.843407</text:p>
          </table:table-cell>
          <table:table-cell office:value-type="float" office:value="0.860825868" calcext:value-type="float">
            <text:p>0.860826</text:p>
          </table:table-cell>
          <table:table-cell office:value-type="float" office:value="0.81956133" calcext:value-type="float">
            <text:p>0.819561</text:p>
          </table:table-cell>
          <table:table-cell office:value-type="float" office:value="0.862130628" calcext:value-type="float">
            <text:p>0.862131</text:p>
          </table:table-cell>
          <table:table-cell table:formula="of:=AVERAGE([.B9:.U9])" office:value-type="float" office:value="0.8449326565" calcext:value-type="float">
            <text:p>0.8449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7653" calcext:value-type="float">
            <text:p>0.867653</text:p>
          </table:table-cell>
          <table:table-cell office:value-type="float" office:value="0.84182" calcext:value-type="float">
            <text:p>0.841820</text:p>
          </table:table-cell>
          <table:table-cell office:value-type="float" office:value="0.846499" calcext:value-type="float">
            <text:p>0.846499</text:p>
          </table:table-cell>
          <table:table-cell office:value-type="float" office:value="0.836204" calcext:value-type="float">
            <text:p>0.836204</text:p>
          </table:table-cell>
          <table:table-cell office:value-type="float" office:value="0.866342" calcext:value-type="float">
            <text:p>0.866342</text:p>
          </table:table-cell>
          <table:table-cell office:value-type="float" office:value="0.841445" calcext:value-type="float">
            <text:p>0.841445</text:p>
          </table:table-cell>
          <table:table-cell office:value-type="float" office:value="0.834145" calcext:value-type="float">
            <text:p>0.834145</text:p>
          </table:table-cell>
          <table:table-cell office:value-type="float" office:value="0.833396" calcext:value-type="float">
            <text:p>0.833396</text:p>
          </table:table-cell>
          <table:table-cell office:value-type="float" office:value="0.861849" calcext:value-type="float">
            <text:p>0.861849</text:p>
          </table:table-cell>
          <table:table-cell office:value-type="float" office:value="0.821415" calcext:value-type="float">
            <text:p>0.821415</text:p>
          </table:table-cell>
          <table:table-cell office:value-type="float" office:value="0.843969335" calcext:value-type="float">
            <text:p>0.843969</text:p>
          </table:table-cell>
          <table:table-cell office:value-type="float" office:value="0.836647435" calcext:value-type="float">
            <text:p>0.836647</text:p>
          </table:table-cell>
          <table:table-cell office:value-type="float" office:value="0.835896188" calcext:value-type="float">
            <text:p>0.835896</text:p>
          </table:table-cell>
          <table:table-cell office:value-type="float" office:value="0.858401604" calcext:value-type="float">
            <text:p>0.858402</text:p>
          </table:table-cell>
          <table:table-cell office:value-type="float" office:value="0.84434546" calcext:value-type="float">
            <text:p>0.844345</text:p>
          </table:table-cell>
          <table:table-cell office:value-type="float" office:value="0.849038497" calcext:value-type="float">
            <text:p>0.849038</text:p>
          </table:table-cell>
          <table:table-cell office:value-type="float" office:value="0.838712612" calcext:value-type="float">
            <text:p>0.838713</text:p>
          </table:table-cell>
          <table:table-cell office:value-type="float" office:value="0.862876632" calcext:value-type="float">
            <text:p>0.862877</text:p>
          </table:table-cell>
          <table:table-cell office:value-type="float" office:value="0.823879245" calcext:value-type="float">
            <text:p>0.823879</text:p>
          </table:table-cell>
          <table:table-cell office:value-type="float" office:value="0.864182388" calcext:value-type="float">
            <text:p>0.864182</text:p>
          </table:table-cell>
          <table:table-cell table:formula="of:=AVERAGE([.B10:.U10])" office:value-type="float" office:value="0.8454358698" calcext:value-type="float">
            <text:p>0.8454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65593" calcext:value-type="float">
            <text:p>0.865593</text:p>
          </table:table-cell>
          <table:table-cell office:value-type="float" office:value="0.844815" calcext:value-type="float">
            <text:p>0.844815</text:p>
          </table:table-cell>
          <table:table-cell office:value-type="float" office:value="0.847248" calcext:value-type="float">
            <text:p>0.847248</text:p>
          </table:table-cell>
          <table:table-cell office:value-type="float" office:value="0.835829" calcext:value-type="float">
            <text:p>0.835829</text:p>
          </table:table-cell>
          <table:table-cell office:value-type="float" office:value="0.867278" calcext:value-type="float">
            <text:p>0.867278</text:p>
          </table:table-cell>
          <table:table-cell office:value-type="float" office:value="0.840509" calcext:value-type="float">
            <text:p>0.840509</text:p>
          </table:table-cell>
          <table:table-cell office:value-type="float" office:value="0.832834" calcext:value-type="float">
            <text:p>0.832834</text:p>
          </table:table-cell>
          <table:table-cell office:value-type="float" office:value="0.831711" calcext:value-type="float">
            <text:p>0.831711</text:p>
          </table:table-cell>
          <table:table-cell office:value-type="float" office:value="0.860539" calcext:value-type="float">
            <text:p>0.860539</text:p>
          </table:table-cell>
          <table:table-cell office:value-type="float" office:value="0.823287" calcext:value-type="float">
            <text:p>0.823287</text:p>
          </table:table-cell>
          <table:table-cell office:value-type="float" office:value="0.843030527" calcext:value-type="float">
            <text:p>0.843031</text:p>
          </table:table-cell>
          <table:table-cell office:value-type="float" office:value="0.835332502" calcext:value-type="float">
            <text:p>0.835333</text:p>
          </table:table-cell>
          <table:table-cell office:value-type="float" office:value="0.834206133" calcext:value-type="float">
            <text:p>0.834206</text:p>
          </table:table-cell>
          <table:table-cell office:value-type="float" office:value="0.857096844" calcext:value-type="float">
            <text:p>0.857097</text:p>
          </table:table-cell>
          <table:table-cell office:value-type="float" office:value="0.847349445" calcext:value-type="float">
            <text:p>0.847349</text:p>
          </table:table-cell>
          <table:table-cell office:value-type="float" office:value="0.849789744" calcext:value-type="float">
            <text:p>0.849790</text:p>
          </table:table-cell>
          <table:table-cell office:value-type="float" office:value="0.838336487" calcext:value-type="float">
            <text:p>0.838336</text:p>
          </table:table-cell>
          <table:table-cell office:value-type="float" office:value="0.863808888" calcext:value-type="float">
            <text:p>0.863809</text:p>
          </table:table-cell>
          <table:table-cell office:value-type="float" office:value="0.825756861" calcext:value-type="float">
            <text:p>0.825757</text:p>
          </table:table-cell>
          <table:table-cell office:value-type="float" office:value="0.862130628" calcext:value-type="float">
            <text:p>0.862131</text:p>
          </table:table-cell>
          <table:table-cell table:formula="of:=AVERAGE([.B11:.U11])" office:value-type="float" office:value="0.84532405295" calcext:value-type="float">
            <text:p>0.845324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545" calcext:value-type="float">
            <text:p>0.687545</text:p>
          </table:table-cell>
          <table:table-cell office:value-type="float" office:value="0.67004" calcext:value-type="float">
            <text:p>0.670040</text:p>
          </table:table-cell>
          <table:table-cell office:value-type="float" office:value="0.663906" calcext:value-type="float">
            <text:p>0.663906</text:p>
          </table:table-cell>
          <table:table-cell office:value-type="float" office:value="0.680844" calcext:value-type="float">
            <text:p>0.680844</text:p>
          </table:table-cell>
          <table:table-cell office:value-type="float" office:value="0.69074" calcext:value-type="float">
            <text:p>0.690740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678304" calcext:value-type="float">
            <text:p>0.678304</text:p>
          </table:table-cell>
          <table:table-cell office:value-type="float" office:value="0.680736" calcext:value-type="float">
            <text:p>0.680736</text:p>
          </table:table-cell>
          <table:table-cell office:value-type="float" office:value="0.692295" calcext:value-type="float">
            <text:p>0.692295</text:p>
          </table:table-cell>
          <table:table-cell office:value-type="float" office:value="0.677793" calcext:value-type="float">
            <text:p>0.677793</text:p>
          </table:table-cell>
          <table:table-cell office:value-type="float" office:value="0.668464572" calcext:value-type="float">
            <text:p>0.668465</text:p>
          </table:table-cell>
          <table:table-cell office:value-type="float" office:value="0.676269088" calcext:value-type="float">
            <text:p>0.676269</text:p>
          </table:table-cell>
          <table:table-cell office:value-type="float" office:value="0.678693792" calcext:value-type="float">
            <text:p>0.678694</text:p>
          </table:table-cell>
          <table:table-cell office:value-type="float" office:value="0.69506418" calcext:value-type="float">
            <text:p>0.695064</text:p>
          </table:table-cell>
          <table:table-cell office:value-type="float" office:value="0.66802988" calcext:value-type="float">
            <text:p>0.668030</text:p>
          </table:table-cell>
          <table:table-cell office:value-type="float" office:value="0.661914282" calcext:value-type="float">
            <text:p>0.661914</text:p>
          </table:table-cell>
          <table:table-cell office:value-type="float" office:value="0.678801468" calcext:value-type="float">
            <text:p>0.678801</text:p>
          </table:table-cell>
          <table:table-cell office:value-type="float" office:value="0.69350296" calcext:value-type="float">
            <text:p>0.693503</text:p>
          </table:table-cell>
          <table:table-cell office:value-type="float" office:value="0.675759621" calcext:value-type="float">
            <text:p>0.675760</text:p>
          </table:table-cell>
          <table:table-cell office:value-type="float" office:value="0.69029518" calcext:value-type="float">
            <text:p>0.690295</text:p>
          </table:table-cell>
          <table:table-cell table:formula="of:=AVERAGE([.B14:.U14])" office:value-type="float" office:value="0.67897370115" calcext:value-type="float">
            <text:p>0.678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8039" calcext:value-type="float">
            <text:p>0.688039</text:p>
          </table:table-cell>
          <table:table-cell office:value-type="float" office:value="0.587059" calcext:value-type="float">
            <text:p>0.587059</text:p>
          </table:table-cell>
          <table:table-cell office:value-type="float" office:value="0.579319" calcext:value-type="float">
            <text:p>0.579319</text:p>
          </table:table-cell>
          <table:table-cell office:value-type="float" office:value="0.627071" calcext:value-type="float">
            <text:p>0.627071</text:p>
          </table:table-cell>
          <table:table-cell office:value-type="float" office:value="0.685906" calcext:value-type="float">
            <text:p>0.685906</text:p>
          </table:table-cell>
          <table:table-cell office:value-type="float" office:value="0.566299" calcext:value-type="float">
            <text:p>0.566299</text:p>
          </table:table-cell>
          <table:table-cell office:value-type="float" office:value="0.628799" calcext:value-type="float">
            <text:p>0.628799</text:p>
          </table:table-cell>
          <table:table-cell office:value-type="float" office:value="0.626149" calcext:value-type="float">
            <text:p>0.626149</text:p>
          </table:table-cell>
          <table:table-cell office:value-type="float" office:value="0.689333" calcext:value-type="float">
            <text:p>0.689333</text:p>
          </table:table-cell>
          <table:table-cell office:value-type="float" office:value="0.598591" calcext:value-type="float">
            <text:p>0.598591</text:p>
          </table:table-cell>
          <table:table-cell office:value-type="float" office:value="0.564600103" calcext:value-type="float">
            <text:p>0.564600</text:p>
          </table:table-cell>
          <table:table-cell office:value-type="float" office:value="0.626912603" calcext:value-type="float">
            <text:p>0.626913</text:p>
          </table:table-cell>
          <table:table-cell office:value-type="float" office:value="0.624270553" calcext:value-type="float">
            <text:p>0.624271</text:p>
          </table:table-cell>
          <table:table-cell office:value-type="float" office:value="0.692090332" calcext:value-type="float">
            <text:p>0.692090</text:p>
          </table:table-cell>
          <table:table-cell office:value-type="float" office:value="0.585297823" calcext:value-type="float">
            <text:p>0.585298</text:p>
          </table:table-cell>
          <table:table-cell office:value-type="float" office:value="0.577581043" calcext:value-type="float">
            <text:p>0.577581</text:p>
          </table:table-cell>
          <table:table-cell office:value-type="float" office:value="0.625189787" calcext:value-type="float">
            <text:p>0.625190</text:p>
          </table:table-cell>
          <table:table-cell office:value-type="float" office:value="0.688649624" calcext:value-type="float">
            <text:p>0.688650</text:p>
          </table:table-cell>
          <table:table-cell office:value-type="float" office:value="0.596795227" calcext:value-type="float">
            <text:p>0.596795</text:p>
          </table:table-cell>
          <table:table-cell office:value-type="float" office:value="0.690791156" calcext:value-type="float">
            <text:p>0.690791</text:p>
          </table:table-cell>
          <table:table-cell table:formula="of:=AVERAGE([.B15:.U15])" office:value-type="float" office:value="0.62743716255" calcext:value-type="float">
            <text:p>0.627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2679" calcext:value-type="float">
            <text:p>0.552679</text:p>
          </table:table-cell>
          <table:table-cell office:value-type="float" office:value="0.461618" calcext:value-type="float">
            <text:p>0.461618</text:p>
          </table:table-cell>
          <table:table-cell office:value-type="float" office:value="0.437769" calcext:value-type="float">
            <text:p>0.437769</text:p>
          </table:table-cell>
          <table:table-cell office:value-type="float" office:value="0.499042" calcext:value-type="float">
            <text:p>0.499042</text:p>
          </table:table-cell>
          <table:table-cell office:value-type="float" office:value="0.54469" calcext:value-type="float">
            <text:p>0.544690</text:p>
          </table:table-cell>
          <table:table-cell office:value-type="float" office:value="0.459693" calcext:value-type="float">
            <text:p>0.459693</text:p>
          </table:table-cell>
          <table:table-cell office:value-type="float" office:value="0.48687" calcext:value-type="float">
            <text:p>0.486870</text:p>
          </table:table-cell>
          <table:table-cell office:value-type="float" office:value="0.485056" calcext:value-type="float">
            <text:p>0.485056</text:p>
          </table:table-cell>
          <table:table-cell office:value-type="float" office:value="0.603853" calcext:value-type="float">
            <text:p>0.603853</text:p>
          </table:table-cell>
          <table:table-cell office:value-type="float" office:value="0.48418" calcext:value-type="float">
            <text:p>0.484180</text:p>
          </table:table-cell>
          <table:table-cell office:value-type="float" office:value="0.458313921" calcext:value-type="float">
            <text:p>0.458314</text:p>
          </table:table-cell>
          <table:table-cell office:value-type="float" office:value="0.48540939" calcext:value-type="float">
            <text:p>0.485409</text:p>
          </table:table-cell>
          <table:table-cell office:value-type="float" office:value="0.483600832" calcext:value-type="float">
            <text:p>0.483601</text:p>
          </table:table-cell>
          <table:table-cell office:value-type="float" office:value="0.606268412" calcext:value-type="float">
            <text:p>0.606268</text:p>
          </table:table-cell>
          <table:table-cell office:value-type="float" office:value="0.460233146" calcext:value-type="float">
            <text:p>0.460233</text:p>
          </table:table-cell>
          <table:table-cell office:value-type="float" office:value="0.436455693" calcext:value-type="float">
            <text:p>0.436456</text:p>
          </table:table-cell>
          <table:table-cell office:value-type="float" office:value="0.497544874" calcext:value-type="float">
            <text:p>0.497545</text:p>
          </table:table-cell>
          <table:table-cell office:value-type="float" office:value="0.54686876" calcext:value-type="float">
            <text:p>0.546869</text:p>
          </table:table-cell>
          <table:table-cell office:value-type="float" office:value="0.48272746" calcext:value-type="float">
            <text:p>0.482727</text:p>
          </table:table-cell>
          <table:table-cell office:value-type="float" office:value="0.554889716" calcext:value-type="float">
            <text:p>0.554890</text:p>
          </table:table-cell>
          <table:table-cell table:formula="of:=AVERAGE([.B16:.U16])" office:value-type="float" office:value="0.5013881102" calcext:value-type="float">
            <text:p>0.501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2759" calcext:value-type="float">
            <text:p>0.392759</text:p>
          </table:table-cell>
          <table:table-cell office:value-type="float" office:value="0.358777" calcext:value-type="float">
            <text:p>0.358777</text:p>
          </table:table-cell>
          <table:table-cell office:value-type="float" office:value="0.344014" calcext:value-type="float">
            <text:p>0.344014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417598" calcext:value-type="float">
            <text:p>0.417598</text:p>
          </table:table-cell>
          <table:table-cell office:value-type="float" office:value="0.372683" calcext:value-type="float">
            <text:p>0.372683</text:p>
          </table:table-cell>
          <table:table-cell office:value-type="float" office:value="0.389974" calcext:value-type="float">
            <text:p>0.389974</text:p>
          </table:table-cell>
          <table:table-cell office:value-type="float" office:value="0.393861" calcext:value-type="float">
            <text:p>0.393861</text:p>
          </table:table-cell>
          <table:table-cell office:value-type="float" office:value="0.447885" calcext:value-type="float">
            <text:p>0.447885</text:p>
          </table:table-cell>
          <table:table-cell office:value-type="float" office:value="0.38998" calcext:value-type="float">
            <text:p>0.389980</text:p>
          </table:table-cell>
          <table:table-cell office:value-type="float" office:value="0.371564951" calcext:value-type="float">
            <text:p>0.371565</text:p>
          </table:table-cell>
          <table:table-cell office:value-type="float" office:value="0.388804078" calcext:value-type="float">
            <text:p>0.388804</text:p>
          </table:table-cell>
          <table:table-cell office:value-type="float" office:value="0.392679417" calcext:value-type="float">
            <text:p>0.392679</text:p>
          </table:table-cell>
          <table:table-cell office:value-type="float" office:value="0.44967654" calcext:value-type="float">
            <text:p>0.449677</text:p>
          </table:table-cell>
          <table:table-cell office:value-type="float" office:value="0.357700669" calcext:value-type="float">
            <text:p>0.357701</text:p>
          </table:table-cell>
          <table:table-cell office:value-type="float" office:value="0.342981958" calcext:value-type="float">
            <text:p>0.342982</text:p>
          </table:table-cell>
          <table:table-cell office:value-type="float" office:value="0.381534951" calcext:value-type="float">
            <text:p>0.381535</text:p>
          </table:table-cell>
          <table:table-cell office:value-type="float" office:value="0.419268392" calcext:value-type="float">
            <text:p>0.419268</text:p>
          </table:table-cell>
          <table:table-cell office:value-type="float" office:value="0.38881006" calcext:value-type="float">
            <text:p>0.388810</text:p>
          </table:table-cell>
          <table:table-cell office:value-type="float" office:value="0.394330036" calcext:value-type="float">
            <text:p>0.394330</text:p>
          </table:table-cell>
          <table:table-cell table:formula="of:=AVERAGE([.B17:.U17])" office:value-type="float" office:value="0.3888782526" calcext:value-type="float">
            <text:p>0.388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0694" calcext:value-type="float">
            <text:p>0.330694</text:p>
          </table:table-cell>
          <table:table-cell office:value-type="float" office:value="0.271363" calcext:value-type="float">
            <text:p>0.271363</text:p>
          </table:table-cell>
          <table:table-cell office:value-type="float" office:value="0.27174" calcext:value-type="float">
            <text:p>0.271740</text:p>
          </table:table-cell>
          <table:table-cell office:value-type="float" office:value="0.30614" calcext:value-type="float">
            <text:p>0.306140</text:p>
          </table:table-cell>
          <table:table-cell office:value-type="float" office:value="0.337075" calcext:value-type="float">
            <text:p>0.337075</text:p>
          </table:table-cell>
          <table:table-cell office:value-type="float" office:value="0.295597" calcext:value-type="float">
            <text:p>0.295597</text:p>
          </table:table-cell>
          <table:table-cell office:value-type="float" office:value="0.321956" calcext:value-type="float">
            <text:p>0.321956</text:p>
          </table:table-cell>
          <table:table-cell office:value-type="float" office:value="0.308505" calcext:value-type="float">
            <text:p>0.308505</text:p>
          </table:table-cell>
          <table:table-cell office:value-type="float" office:value="0.367741" calcext:value-type="float">
            <text:p>0.367741</text:p>
          </table:table-cell>
          <table:table-cell office:value-type="float" office:value="0.321486" calcext:value-type="float">
            <text:p>0.321486</text:p>
          </table:table-cell>
          <table:table-cell office:value-type="float" office:value="0.294710209" calcext:value-type="float">
            <text:p>0.294710</text:p>
          </table:table-cell>
          <table:table-cell office:value-type="float" office:value="0.320990132" calcext:value-type="float">
            <text:p>0.320990</text:p>
          </table:table-cell>
          <table:table-cell office:value-type="float" office:value="0.307579485" calcext:value-type="float">
            <text:p>0.307579</text:p>
          </table:table-cell>
          <table:table-cell office:value-type="float" office:value="0.369211964" calcext:value-type="float">
            <text:p>0.369212</text:p>
          </table:table-cell>
          <table:table-cell office:value-type="float" office:value="0.270548911" calcext:value-type="float">
            <text:p>0.270549</text:p>
          </table:table-cell>
          <table:table-cell office:value-type="float" office:value="0.27092478" calcext:value-type="float">
            <text:p>0.270925</text:p>
          </table:table-cell>
          <table:table-cell office:value-type="float" office:value="0.30522158" calcext:value-type="float">
            <text:p>0.305222</text:p>
          </table:table-cell>
          <table:table-cell office:value-type="float" office:value="0.3384233" calcext:value-type="float">
            <text:p>0.338423</text:p>
          </table:table-cell>
          <table:table-cell office:value-type="float" office:value="0.320521542" calcext:value-type="float">
            <text:p>0.320522</text:p>
          </table:table-cell>
          <table:table-cell office:value-type="float" office:value="0.332016776" calcext:value-type="float">
            <text:p>0.332017</text:p>
          </table:table-cell>
          <table:table-cell table:formula="of:=AVERAGE([.B18:.U18])" office:value-type="float" office:value="0.31312228395" calcext:value-type="float">
            <text:p>0.313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245" calcext:value-type="float">
            <text:p>0.262450</text:p>
          </table:table-cell>
          <table:table-cell office:value-type="float" office:value="0.214637" calcext:value-type="float">
            <text:p>0.214637</text:p>
          </table:table-cell>
          <table:table-cell office:value-type="float" office:value="0.196264" calcext:value-type="float">
            <text:p>0.196264</text:p>
          </table:table-cell>
          <table:table-cell office:value-type="float" office:value="0.236755" calcext:value-type="float">
            <text:p>0.236755</text:p>
          </table:table-cell>
          <table:table-cell office:value-type="float" office:value="0.270097" calcext:value-type="float">
            <text:p>0.270097</text:p>
          </table:table-cell>
          <table:table-cell office:value-type="float" office:value="0.224926" calcext:value-type="float">
            <text:p>0.224926</text:p>
          </table:table-cell>
          <table:table-cell office:value-type="float" office:value="0.224823" calcext:value-type="float">
            <text:p>0.224823</text:p>
          </table:table-cell>
          <table:table-cell office:value-type="float" office:value="0.242975" calcext:value-type="float">
            <text:p>0.242975</text:p>
          </table:table-cell>
          <table:table-cell office:value-type="float" office:value="0.295633" calcext:value-type="float">
            <text:p>0.295633</text:p>
          </table:table-cell>
          <table:table-cell office:value-type="float" office:value="0.248495" calcext:value-type="float">
            <text:p>0.248495</text:p>
          </table:table-cell>
          <table:table-cell office:value-type="float" office:value="0.224251222" calcext:value-type="float">
            <text:p>0.224251</text:p>
          </table:table-cell>
          <table:table-cell office:value-type="float" office:value="0.224148531" calcext:value-type="float">
            <text:p>0.224149</text:p>
          </table:table-cell>
          <table:table-cell office:value-type="float" office:value="0.242246075" calcext:value-type="float">
            <text:p>0.242246</text:p>
          </table:table-cell>
          <table:table-cell office:value-type="float" office:value="0.296815532" calcext:value-type="float">
            <text:p>0.296816</text:p>
          </table:table-cell>
          <table:table-cell office:value-type="float" office:value="0.213993089" calcext:value-type="float">
            <text:p>0.213993</text:p>
          </table:table-cell>
          <table:table-cell office:value-type="float" office:value="0.195675208" calcext:value-type="float">
            <text:p>0.195675</text:p>
          </table:table-cell>
          <table:table-cell office:value-type="float" office:value="0.236044735" calcext:value-type="float">
            <text:p>0.236045</text:p>
          </table:table-cell>
          <table:table-cell office:value-type="float" office:value="0.271177388" calcext:value-type="float">
            <text:p>0.271177</text:p>
          </table:table-cell>
          <table:table-cell office:value-type="float" office:value="0.247749515" calcext:value-type="float">
            <text:p>0.247750</text:p>
          </table:table-cell>
          <table:table-cell office:value-type="float" office:value="0.2634998" calcext:value-type="float">
            <text:p>0.263500</text:p>
          </table:table-cell>
          <table:table-cell table:formula="of:=AVERAGE([.B19:.U19])" office:value-type="float" office:value="0.24163280475" calcext:value-type="float">
            <text:p>0.241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16881" calcext:value-type="float">
            <text:p>0.216881</text:p>
          </table:table-cell>
          <table:table-cell office:value-type="float" office:value="0.152226" calcext:value-type="float">
            <text:p>0.152226</text:p>
          </table:table-cell>
          <table:table-cell office:value-type="float" office:value="0.13731" calcext:value-type="float">
            <text:p>0.137310</text:p>
          </table:table-cell>
          <table:table-cell office:value-type="float" office:value="0.16425" calcext:value-type="float">
            <text:p>0.164250</text:p>
          </table:table-cell>
          <table:table-cell office:value-type="float" office:value="0.225258" calcext:value-type="float">
            <text:p>0.225258</text:p>
          </table:table-cell>
          <table:table-cell office:value-type="float" office:value="0.155087" calcext:value-type="float">
            <text:p>0.155087</text:p>
          </table:table-cell>
          <table:table-cell office:value-type="float" office:value="0.162599" calcext:value-type="float">
            <text:p>0.162599</text:p>
          </table:table-cell>
          <table:table-cell office:value-type="float" office:value="0.181136" calcext:value-type="float">
            <text:p>0.181136</text:p>
          </table:table-cell>
          <table:table-cell office:value-type="float" office:value="0.258838" calcext:value-type="float">
            <text:p>0.258838</text:p>
          </table:table-cell>
          <table:table-cell office:value-type="float" office:value="0.171002" calcext:value-type="float">
            <text:p>0.171002</text:p>
          </table:table-cell>
          <table:table-cell office:value-type="float" office:value="0.154621739" calcext:value-type="float">
            <text:p>0.154622</text:p>
          </table:table-cell>
          <table:table-cell office:value-type="float" office:value="0.162111203" calcext:value-type="float">
            <text:p>0.162111</text:p>
          </table:table-cell>
          <table:table-cell office:value-type="float" office:value="0.180592592" calcext:value-type="float">
            <text:p>0.180593</text:p>
          </table:table-cell>
          <table:table-cell office:value-type="float" office:value="0.259873352" calcext:value-type="float">
            <text:p>0.259873</text:p>
          </table:table-cell>
          <table:table-cell office:value-type="float" office:value="0.151769322" calcext:value-type="float">
            <text:p>0.151769</text:p>
          </table:table-cell>
          <table:table-cell office:value-type="float" office:value="0.13689807" calcext:value-type="float">
            <text:p>0.136898</text:p>
          </table:table-cell>
          <table:table-cell office:value-type="float" office:value="0.16375725" calcext:value-type="float">
            <text:p>0.163757</text:p>
          </table:table-cell>
          <table:table-cell office:value-type="float" office:value="0.226159032" calcext:value-type="float">
            <text:p>0.226159</text:p>
          </table:table-cell>
          <table:table-cell office:value-type="float" office:value="0.170488994" calcext:value-type="float">
            <text:p>0.170489</text:p>
          </table:table-cell>
          <table:table-cell office:value-type="float" office:value="0.217748524" calcext:value-type="float">
            <text:p>0.217749</text:p>
          </table:table-cell>
          <table:table-cell table:formula="of:=AVERAGE([.B20:.U20])" office:value-type="float" office:value="0.1824303539" calcext:value-type="float">
            <text:p>0.1824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3171" calcext:value-type="float">
            <text:p>0.183171</text:p>
          </table:table-cell>
          <table:table-cell office:value-type="float" office:value="0.093126" calcext:value-type="float">
            <text:p>0.093126</text:p>
          </table:table-cell>
          <table:table-cell office:value-type="float" office:value="0.076473" calcext:value-type="float">
            <text:p>0.076473</text:p>
          </table:table-cell>
          <table:table-cell office:value-type="float" office:value="0.094284" calcext:value-type="float">
            <text:p>0.094284</text:p>
          </table:table-cell>
          <table:table-cell office:value-type="float" office:value="0.201528" calcext:value-type="float">
            <text:p>0.201528</text:p>
          </table:table-cell>
          <table:table-cell office:value-type="float" office:value="0.10384" calcext:value-type="float">
            <text:p>0.103840</text:p>
          </table:table-cell>
          <table:table-cell office:value-type="float" office:value="0.09734" calcext:value-type="float">
            <text:p>0.097340</text:p>
          </table:table-cell>
          <table:table-cell office:value-type="float" office:value="0.116521" calcext:value-type="float">
            <text:p>0.116521</text:p>
          </table:table-cell>
          <table:table-cell office:value-type="float" office:value="0.227034" calcext:value-type="float">
            <text:p>0.227034</text:p>
          </table:table-cell>
          <table:table-cell office:value-type="float" office:value="0.106044" calcext:value-type="float">
            <text:p>0.106044</text:p>
          </table:table-cell>
          <table:table-cell office:value-type="float" office:value="0.10352848" calcext:value-type="float">
            <text:p>0.103528</text:p>
          </table:table-cell>
          <table:table-cell office:value-type="float" office:value="0.09704798" calcext:value-type="float">
            <text:p>0.097048</text:p>
          </table:table-cell>
          <table:table-cell office:value-type="float" office:value="0.116171437" calcext:value-type="float">
            <text:p>0.116171</text:p>
          </table:table-cell>
          <table:table-cell office:value-type="float" office:value="0.227942136" calcext:value-type="float">
            <text:p>0.227942</text:p>
          </table:table-cell>
          <table:table-cell office:value-type="float" office:value="0.092846622" calcext:value-type="float">
            <text:p>0.092847</text:p>
          </table:table-cell>
          <table:table-cell office:value-type="float" office:value="0.076243581" calcext:value-type="float">
            <text:p>0.076244</text:p>
          </table:table-cell>
          <table:table-cell office:value-type="float" office:value="0.094001148" calcext:value-type="float">
            <text:p>0.094001</text:p>
          </table:table-cell>
          <table:table-cell office:value-type="float" office:value="0.202334112" calcext:value-type="float">
            <text:p>0.202334</text:p>
          </table:table-cell>
          <table:table-cell office:value-type="float" office:value="0.105725868" calcext:value-type="float">
            <text:p>0.105726</text:p>
          </table:table-cell>
          <table:table-cell office:value-type="float" office:value="0.183903684" calcext:value-type="float">
            <text:p>0.183904</text:p>
          </table:table-cell>
          <table:table-cell table:formula="of:=AVERAGE([.B21:.U21])" office:value-type="float" office:value="0.1299553024" calcext:value-type="float">
            <text:p>0.1299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6307" calcext:value-type="float">
            <text:p>0.156307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0.039614" calcext:value-type="float">
            <text:p>0.039614</text:p>
          </table:table-cell>
          <table:table-cell office:value-type="float" office:value="0.064918" calcext:value-type="float">
            <text:p>0.064918</text:p>
          </table:table-cell>
          <table:table-cell office:value-type="float" office:value="0.180601" calcext:value-type="float">
            <text:p>0.180601</text:p>
          </table:table-cell>
          <table:table-cell office:value-type="float" office:value="0.051421" calcext:value-type="float">
            <text:p>0.051421</text:p>
          </table:table-cell>
          <table:table-cell office:value-type="float" office:value="0.065443" calcext:value-type="float">
            <text:p>0.065443</text:p>
          </table:table-cell>
          <table:table-cell office:value-type="float" office:value="0.067096" calcext:value-type="float">
            <text:p>0.067096</text:p>
          </table:table-cell>
          <table:table-cell office:value-type="float" office:value="0.222041" calcext:value-type="float">
            <text:p>0.222041</text:p>
          </table:table-cell>
          <table:table-cell office:value-type="float" office:value="0.055025" calcext:value-type="float">
            <text:p>0.055025</text:p>
          </table:table-cell>
          <table:table-cell office:value-type="float" office:value="0.051266737" calcext:value-type="float">
            <text:p>0.051267</text:p>
          </table:table-cell>
          <table:table-cell office:value-type="float" office:value="0.065246671" calcext:value-type="float">
            <text:p>0.065247</text:p>
          </table:table-cell>
          <table:table-cell office:value-type="float" office:value="0.066894712" calcext:value-type="float">
            <text:p>0.066895</text:p>
          </table:table-cell>
          <table:table-cell office:value-type="float" office:value="0.222929164" calcext:value-type="float">
            <text:p>0.222929</text:p>
          </table:table-cell>
          <table:table-cell office:value-type="float" office:value="0.054086253" calcext:value-type="float">
            <text:p>0.054086</text:p>
          </table:table-cell>
          <table:table-cell office:value-type="float" office:value="0.039495158" calcext:value-type="float">
            <text:p>0.039495</text:p>
          </table:table-cell>
          <table:table-cell office:value-type="float" office:value="0.064723246" calcext:value-type="float">
            <text:p>0.064723</text:p>
          </table:table-cell>
          <table:table-cell office:value-type="float" office:value="0.181323404" calcext:value-type="float">
            <text:p>0.181323</text:p>
          </table:table-cell>
          <table:table-cell office:value-type="float" office:value="0.054859925" calcext:value-type="float">
            <text:p>0.054860</text:p>
          </table:table-cell>
          <table:table-cell office:value-type="float" office:value="0.156932228" calcext:value-type="float">
            <text:p>0.156932</text:p>
          </table:table-cell>
          <table:table-cell table:formula="of:=AVERAGE([.B22:.U22])" office:value-type="float" office:value="0.0957236249" calcext:value-type="float">
            <text:p>0.0957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4272" calcext:value-type="float">
            <text:p>0.174272</text:p>
          </table:table-cell>
          <table:table-cell office:value-type="float" office:value="0.03869" calcext:value-type="float">
            <text:p>0.038690</text:p>
          </table:table-cell>
          <table:table-cell office:value-type="float" office:value="0.026473" calcext:value-type="float">
            <text:p>0.026473</text:p>
          </table:table-cell>
          <table:table-cell office:value-type="float" office:value="0.039742" calcext:value-type="float">
            <text:p>0.039742</text:p>
          </table:table-cell>
          <table:table-cell office:value-type="float" office:value="0.164268" calcext:value-type="float">
            <text:p>0.164268</text:p>
          </table:table-cell>
          <table:table-cell office:value-type="float" office:value="0.041669" calcext:value-type="float">
            <text:p>0.041669</text:p>
          </table:table-cell>
          <table:table-cell office:value-type="float" office:value="0.042642" calcext:value-type="float">
            <text:p>0.042642</text:p>
          </table:table-cell>
          <table:table-cell office:value-type="float" office:value="0.045626" calcext:value-type="float">
            <text:p>0.045626</text:p>
          </table:table-cell>
          <table:table-cell office:value-type="float" office:value="0.20011" calcext:value-type="float">
            <text:p>0.200110</text:p>
          </table:table-cell>
          <table:table-cell office:value-type="float" office:value="0.037019" calcext:value-type="float">
            <text:p>0.037019</text:p>
          </table:table-cell>
          <table:table-cell office:value-type="float" office:value="0.041543993" calcext:value-type="float">
            <text:p>0.041544</text:p>
          </table:table-cell>
          <table:table-cell office:value-type="float" office:value="0.042514074" calcext:value-type="float">
            <text:p>0.042514</text:p>
          </table:table-cell>
          <table:table-cell office:value-type="float" office:value="0.045489122" calcext:value-type="float">
            <text:p>0.045489</text:p>
          </table:table-cell>
          <table:table-cell office:value-type="float" office:value="0.20091044" calcext:value-type="float">
            <text:p>0.200910</text:p>
          </table:table-cell>
          <table:table-cell office:value-type="float" office:value="0.03857393" calcext:value-type="float">
            <text:p>0.038574</text:p>
          </table:table-cell>
          <table:table-cell office:value-type="float" office:value="0.026393581" calcext:value-type="float">
            <text:p>0.026394</text:p>
          </table:table-cell>
          <table:table-cell office:value-type="float" office:value="0.039622774" calcext:value-type="float">
            <text:p>0.039623</text:p>
          </table:table-cell>
          <table:table-cell office:value-type="float" office:value="0.164925072" calcext:value-type="float">
            <text:p>0.164925</text:p>
          </table:table-cell>
          <table:table-cell office:value-type="float" office:value="0.036907943" calcext:value-type="float">
            <text:p>0.036908</text:p>
          </table:table-cell>
          <table:table-cell office:value-type="float" office:value="0.174969088" calcext:value-type="float">
            <text:p>0.174969</text:p>
          </table:table-cell>
          <table:table-cell table:formula="of:=AVERAGE([.B23:.U23])" office:value-type="float" office:value="0.08111805085" calcext:value-type="float">
            <text:p>0.081118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907" calcext:value-type="float">
            <text:p>0.690907</text:p>
          </table:table-cell>
          <table:table-cell office:value-type="float" office:value="0.669501" calcext:value-type="float">
            <text:p>0.669501</text:p>
          </table:table-cell>
          <table:table-cell office:value-type="float" office:value="0.672163" calcext:value-type="float">
            <text:p>0.672163</text:p>
          </table:table-cell>
          <table:table-cell office:value-type="float" office:value="0.676441" calcext:value-type="float">
            <text:p>0.676441</text:p>
          </table:table-cell>
          <table:table-cell office:value-type="float" office:value="0.687119" calcext:value-type="float">
            <text:p>0.687119</text:p>
          </table:table-cell>
          <table:table-cell office:value-type="float" office:value="0.675149" calcext:value-type="float">
            <text:p>0.675149</text:p>
          </table:table-cell>
          <table:table-cell office:value-type="float" office:value="0.674571" calcext:value-type="float">
            <text:p>0.674571</text:p>
          </table:table-cell>
          <table:table-cell office:value-type="float" office:value="0.685442" calcext:value-type="float">
            <text:p>0.685442</text:p>
          </table:table-cell>
          <table:table-cell office:value-type="float" office:value="0.69078" calcext:value-type="float">
            <text:p>0.690780</text:p>
          </table:table-cell>
          <table:table-cell office:value-type="float" office:value="0.68667" calcext:value-type="float">
            <text:p>0.686670</text:p>
          </table:table-cell>
          <table:table-cell office:value-type="float" office:value="0.673123553" calcext:value-type="float">
            <text:p>0.673124</text:p>
          </table:table-cell>
          <table:table-cell office:value-type="float" office:value="0.672547287" calcext:value-type="float">
            <text:p>0.672547</text:p>
          </table:table-cell>
          <table:table-cell office:value-type="float" office:value="0.683385674" calcext:value-type="float">
            <text:p>0.683386</text:p>
          </table:table-cell>
          <table:table-cell office:value-type="float" office:value="0.69354312" calcext:value-type="float">
            <text:p>0.693543</text:p>
          </table:table-cell>
          <table:table-cell office:value-type="float" office:value="0.667492497" calcext:value-type="float">
            <text:p>0.667492</text:p>
          </table:table-cell>
          <table:table-cell office:value-type="float" office:value="0.670146511" calcext:value-type="float">
            <text:p>0.670147</text:p>
          </table:table-cell>
          <table:table-cell office:value-type="float" office:value="0.674411677" calcext:value-type="float">
            <text:p>0.674412</text:p>
          </table:table-cell>
          <table:table-cell office:value-type="float" office:value="0.689867476" calcext:value-type="float">
            <text:p>0.689867</text:p>
          </table:table-cell>
          <table:table-cell office:value-type="float" office:value="0.68460999" calcext:value-type="float">
            <text:p>0.684610</text:p>
          </table:table-cell>
          <table:table-cell office:value-type="float" office:value="0.693670628" calcext:value-type="float">
            <text:p>0.693671</text:p>
          </table:table-cell>
          <table:table-cell table:formula="of:=AVERAGE([.B26:.U26])" office:value-type="float" office:value="0.68057707065" calcext:value-type="float">
            <text:p>0.680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8597" calcext:value-type="float">
            <text:p>0.678597</text:p>
          </table:table-cell>
          <table:table-cell office:value-type="float" office:value="1.046031" calcext:value-type="float">
            <text:p>1.046031</text:p>
          </table:table-cell>
          <table:table-cell office:value-type="float" office:value="0.563114" calcext:value-type="float">
            <text:p>0.563114</text:p>
          </table:table-cell>
          <table:table-cell office:value-type="float" office:value="0.603116" calcext:value-type="float">
            <text:p>0.603116</text:p>
          </table:table-cell>
          <table:table-cell office:value-type="float" office:value="0.686754" calcext:value-type="float">
            <text:p>0.686754</text:p>
          </table:table-cell>
          <table:table-cell office:value-type="float" office:value="0.821359" calcext:value-type="float">
            <text:p>0.821359</text:p>
          </table:table-cell>
          <table:table-cell office:value-type="float" office:value="0.62542" calcext:value-type="float">
            <text:p>0.625420</text:p>
          </table:table-cell>
          <table:table-cell office:value-type="float" office:value="0.615637" calcext:value-type="float">
            <text:p>0.615637</text:p>
          </table:table-cell>
          <table:table-cell office:value-type="float" office:value="0.693238" calcext:value-type="float">
            <text:p>0.693238</text:p>
          </table:table-cell>
          <table:table-cell office:value-type="float" office:value="0.590328" calcext:value-type="float">
            <text:p>0.590328</text:p>
          </table:table-cell>
          <table:table-cell office:value-type="float" office:value="0.818894923" calcext:value-type="float">
            <text:p>0.818895</text:p>
          </table:table-cell>
          <table:table-cell office:value-type="float" office:value="0.62354374" calcext:value-type="float">
            <text:p>0.623544</text:p>
          </table:table-cell>
          <table:table-cell office:value-type="float" office:value="0.613790089" calcext:value-type="float">
            <text:p>0.613790</text:p>
          </table:table-cell>
          <table:table-cell office:value-type="float" office:value="0.696010952" calcext:value-type="float">
            <text:p>0.696011</text:p>
          </table:table-cell>
          <table:table-cell office:value-type="float" office:value="1.042892907" calcext:value-type="float">
            <text:p>1.042893</text:p>
          </table:table-cell>
          <table:table-cell office:value-type="float" office:value="0.561424658" calcext:value-type="float">
            <text:p>0.561425</text:p>
          </table:table-cell>
          <table:table-cell office:value-type="float" office:value="0.601306652" calcext:value-type="float">
            <text:p>0.601307</text:p>
          </table:table-cell>
          <table:table-cell office:value-type="float" office:value="0.689501016" calcext:value-type="float">
            <text:p>0.689501</text:p>
          </table:table-cell>
          <table:table-cell office:value-type="float" office:value="0.588557016" calcext:value-type="float">
            <text:p>0.588557</text:p>
          </table:table-cell>
          <table:table-cell office:value-type="float" office:value="0.681311388" calcext:value-type="float">
            <text:p>0.681311</text:p>
          </table:table-cell>
          <table:table-cell table:formula="of:=AVERAGE([.B27:.U27])" office:value-type="float" office:value="0.69204136705" calcext:value-type="float">
            <text:p>0.692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7541" calcext:value-type="float">
            <text:p>0.487541</text:p>
          </table:table-cell>
          <table:table-cell office:value-type="float" office:value="0.549565" calcext:value-type="float">
            <text:p>0.549565</text:p>
          </table:table-cell>
          <table:table-cell office:value-type="float" office:value="0.535665" calcext:value-type="float">
            <text:p>0.535665</text:p>
          </table:table-cell>
          <table:table-cell office:value-type="float" office:value="0.477722" calcext:value-type="float">
            <text:p>0.477722</text:p>
          </table:table-cell>
          <table:table-cell office:value-type="float" office:value="0.490398" calcext:value-type="float">
            <text:p>0.490398</text:p>
          </table:table-cell>
          <table:table-cell office:value-type="float" office:value="0.953246" calcext:value-type="float">
            <text:p>0.953246</text:p>
          </table:table-cell>
          <table:table-cell office:value-type="float" office:value="0.469236" calcext:value-type="float">
            <text:p>0.469236</text:p>
          </table:table-cell>
          <table:table-cell office:value-type="float" office:value="0.470788" calcext:value-type="float">
            <text:p>0.470788</text:p>
          </table:table-cell>
          <table:table-cell office:value-type="float" office:value="0.552485" calcext:value-type="float">
            <text:p>0.552485</text:p>
          </table:table-cell>
          <table:table-cell office:value-type="float" office:value="0.460973" calcext:value-type="float">
            <text:p>0.460973</text:p>
          </table:table-cell>
          <table:table-cell office:value-type="float" office:value="0.950386262" calcext:value-type="float">
            <text:p>0.950386</text:p>
          </table:table-cell>
          <table:table-cell office:value-type="float" office:value="0.467828292" calcext:value-type="float">
            <text:p>0.467828</text:p>
          </table:table-cell>
          <table:table-cell office:value-type="float" office:value="0.469375636" calcext:value-type="float">
            <text:p>0.469376</text:p>
          </table:table-cell>
          <table:table-cell office:value-type="float" office:value="0.55469494" calcext:value-type="float">
            <text:p>0.554695</text:p>
          </table:table-cell>
          <table:table-cell office:value-type="float" office:value="0.547916305" calcext:value-type="float">
            <text:p>0.547916</text:p>
          </table:table-cell>
          <table:table-cell office:value-type="float" office:value="0.534058005" calcext:value-type="float">
            <text:p>0.534058</text:p>
          </table:table-cell>
          <table:table-cell office:value-type="float" office:value="0.476288834" calcext:value-type="float">
            <text:p>0.476289</text:p>
          </table:table-cell>
          <table:table-cell office:value-type="float" office:value="0.492359592" calcext:value-type="float">
            <text:p>0.492360</text:p>
          </table:table-cell>
          <table:table-cell office:value-type="float" office:value="0.459590081" calcext:value-type="float">
            <text:p>0.459590</text:p>
          </table:table-cell>
          <table:table-cell office:value-type="float" office:value="0.489491164" calcext:value-type="float">
            <text:p>0.489491</text:p>
          </table:table-cell>
          <table:table-cell table:formula="of:=AVERAGE([.B28:.U28])" office:value-type="float" office:value="0.54448040555" calcext:value-type="float">
            <text:p>0.5444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5696" calcext:value-type="float">
            <text:p>0.365696</text:p>
          </table:table-cell>
          <table:table-cell office:value-type="float" office:value="0.378565" calcext:value-type="float">
            <text:p>0.378565</text:p>
          </table:table-cell>
          <table:table-cell office:value-type="float" office:value="0.389793" calcext:value-type="float">
            <text:p>0.389793</text:p>
          </table:table-cell>
          <table:table-cell office:value-type="float" office:value="0.385541" calcext:value-type="float">
            <text:p>0.385541</text:p>
          </table:table-cell>
          <table:table-cell office:value-type="float" office:value="0.418799" calcext:value-type="float">
            <text:p>0.418799</text:p>
          </table:table-cell>
          <table:table-cell office:value-type="float" office:value="0.411113" calcext:value-type="float">
            <text:p>0.411113</text:p>
          </table:table-cell>
          <table:table-cell office:value-type="float" office:value="0.392446" calcext:value-type="float">
            <text:p>0.392446</text:p>
          </table:table-cell>
          <table:table-cell office:value-type="float" office:value="0.428161" calcext:value-type="float">
            <text:p>0.428161</text:p>
          </table:table-cell>
          <table:table-cell office:value-type="float" office:value="0.430447" calcext:value-type="float">
            <text:p>0.430447</text:p>
          </table:table-cell>
          <table:table-cell office:value-type="float" office:value="0.410451" calcext:value-type="float">
            <text:p>0.410451</text:p>
          </table:table-cell>
          <table:table-cell office:value-type="float" office:value="0.409879661" calcext:value-type="float">
            <text:p>0.409880</text:p>
          </table:table-cell>
          <table:table-cell office:value-type="float" office:value="0.391268662" calcext:value-type="float">
            <text:p>0.391269</text:p>
          </table:table-cell>
          <table:table-cell office:value-type="float" office:value="0.426876517" calcext:value-type="float">
            <text:p>0.426877</text:p>
          </table:table-cell>
          <table:table-cell office:value-type="float" office:value="0.432168788" calcext:value-type="float">
            <text:p>0.432169</text:p>
          </table:table-cell>
          <table:table-cell office:value-type="float" office:value="0.377429305" calcext:value-type="float">
            <text:p>0.377429</text:p>
          </table:table-cell>
          <table:table-cell office:value-type="float" office:value="0.388623621" calcext:value-type="float">
            <text:p>0.388624</text:p>
          </table:table-cell>
          <table:table-cell office:value-type="float" office:value="0.384384377" calcext:value-type="float">
            <text:p>0.384384</text:p>
          </table:table-cell>
          <table:table-cell office:value-type="float" office:value="0.420474196" calcext:value-type="float">
            <text:p>0.420474</text:p>
          </table:table-cell>
          <table:table-cell office:value-type="float" office:value="0.409219647" calcext:value-type="float">
            <text:p>0.409220</text:p>
          </table:table-cell>
          <table:table-cell office:value-type="float" office:value="0.367158784" calcext:value-type="float">
            <text:p>0.367159</text:p>
          </table:table-cell>
          <table:table-cell table:formula="of:=AVERAGE([.B29:.U29])" office:value-type="float" office:value="0.4009247779" calcext:value-type="float">
            <text:p>0.400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8913" calcext:value-type="float">
            <text:p>0.328913</text:p>
          </table:table-cell>
          <table:table-cell office:value-type="float" office:value="0.48694" calcext:value-type="float">
            <text:p>0.486940</text:p>
          </table:table-cell>
          <table:table-cell office:value-type="float" office:value="0.354884" calcext:value-type="float">
            <text:p>0.354884</text:p>
          </table:table-cell>
          <table:table-cell office:value-type="float" office:value="0.367284" calcext:value-type="float">
            <text:p>0.367284</text:p>
          </table:table-cell>
          <table:table-cell office:value-type="float" office:value="0.349398" calcext:value-type="float">
            <text:p>0.349398</text:p>
          </table:table-cell>
          <table:table-cell office:value-type="float" office:value="0.36303" calcext:value-type="float">
            <text:p>0.363030</text:p>
          </table:table-cell>
          <table:table-cell office:value-type="float" office:value="0.361774" calcext:value-type="float">
            <text:p>0.361774</text:p>
          </table:table-cell>
          <table:table-cell office:value-type="float" office:value="0.360031" calcext:value-type="float">
            <text:p>0.360031</text:p>
          </table:table-cell>
          <table:table-cell office:value-type="float" office:value="0.372496" calcext:value-type="float">
            <text:p>0.372496</text:p>
          </table:table-cell>
          <table:table-cell office:value-type="float" office:value="0.381023" calcext:value-type="float">
            <text:p>0.381023</text:p>
          </table:table-cell>
          <table:table-cell office:value-type="float" office:value="0.36194091" calcext:value-type="float">
            <text:p>0.361941</text:p>
          </table:table-cell>
          <table:table-cell office:value-type="float" office:value="0.360688678" calcext:value-type="float">
            <text:p>0.360689</text:p>
          </table:table-cell>
          <table:table-cell office:value-type="float" office:value="0.358950907" calcext:value-type="float">
            <text:p>0.358951</text:p>
          </table:table-cell>
          <table:table-cell office:value-type="float" office:value="0.373985984" calcext:value-type="float">
            <text:p>0.373986</text:p>
          </table:table-cell>
          <table:table-cell office:value-type="float" office:value="0.48547918" calcext:value-type="float">
            <text:p>0.485479</text:p>
          </table:table-cell>
          <table:table-cell office:value-type="float" office:value="0.353819348" calcext:value-type="float">
            <text:p>0.353819</text:p>
          </table:table-cell>
          <table:table-cell office:value-type="float" office:value="0.366182148" calcext:value-type="float">
            <text:p>0.366182</text:p>
          </table:table-cell>
          <table:table-cell office:value-type="float" office:value="0.350795592" calcext:value-type="float">
            <text:p>0.350796</text:p>
          </table:table-cell>
          <table:table-cell office:value-type="float" office:value="0.379879931" calcext:value-type="float">
            <text:p>0.379880</text:p>
          </table:table-cell>
          <table:table-cell office:value-type="float" office:value="0.330228652" calcext:value-type="float">
            <text:p>0.330229</text:p>
          </table:table-cell>
          <table:table-cell table:formula="of:=AVERAGE([.B30:.U30])" office:value-type="float" office:value="0.3723862165" calcext:value-type="float">
            <text:p>0.3723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7114" calcext:value-type="float">
            <text:p>0.317114</text:p>
          </table:table-cell>
          <table:table-cell office:value-type="float" office:value="0.377732" calcext:value-type="float">
            <text:p>0.377732</text:p>
          </table:table-cell>
          <table:table-cell office:value-type="float" office:value="0.418919" calcext:value-type="float">
            <text:p>0.418919</text:p>
          </table:table-cell>
          <table:table-cell office:value-type="float" office:value="0.395124" calcext:value-type="float">
            <text:p>0.395124</text:p>
          </table:table-cell>
          <table:table-cell office:value-type="float" office:value="0.337359" calcext:value-type="float">
            <text:p>0.337359</text:p>
          </table:table-cell>
          <table:table-cell office:value-type="float" office:value="0.378159" calcext:value-type="float">
            <text:p>0.378159</text:p>
          </table:table-cell>
          <table:table-cell office:value-type="float" office:value="0.390061" calcext:value-type="float">
            <text:p>0.390061</text:p>
          </table:table-cell>
          <table:table-cell office:value-type="float" office:value="0.36892" calcext:value-type="float">
            <text:p>0.368920</text:p>
          </table:table-cell>
          <table:table-cell office:value-type="float" office:value="0.342756" calcext:value-type="float">
            <text:p>0.342756</text:p>
          </table:table-cell>
          <table:table-cell office:value-type="float" office:value="0.390848" calcext:value-type="float">
            <text:p>0.390848</text:p>
          </table:table-cell>
          <table:table-cell office:value-type="float" office:value="0.377024523" calcext:value-type="float">
            <text:p>0.377025</text:p>
          </table:table-cell>
          <table:table-cell office:value-type="float" office:value="0.388890817" calcext:value-type="float">
            <text:p>0.388891</text:p>
          </table:table-cell>
          <table:table-cell office:value-type="float" office:value="0.36781324" calcext:value-type="float">
            <text:p>0.367813</text:p>
          </table:table-cell>
          <table:table-cell office:value-type="float" office:value="0.344127024" calcext:value-type="float">
            <text:p>0.344127</text:p>
          </table:table-cell>
          <table:table-cell office:value-type="float" office:value="0.376598804" calcext:value-type="float">
            <text:p>0.376599</text:p>
          </table:table-cell>
          <table:table-cell office:value-type="float" office:value="0.417662243" calcext:value-type="float">
            <text:p>0.417662</text:p>
          </table:table-cell>
          <table:table-cell office:value-type="float" office:value="0.393938628" calcext:value-type="float">
            <text:p>0.393939</text:p>
          </table:table-cell>
          <table:table-cell office:value-type="float" office:value="0.338708436" calcext:value-type="float">
            <text:p>0.338708</text:p>
          </table:table-cell>
          <table:table-cell office:value-type="float" office:value="0.389675456" calcext:value-type="float">
            <text:p>0.389675</text:p>
          </table:table-cell>
          <table:table-cell office:value-type="float" office:value="0.318382456" calcext:value-type="float">
            <text:p>0.318382</text:p>
          </table:table-cell>
          <table:table-cell table:formula="of:=AVERAGE([.B31:.U31])" office:value-type="float" office:value="0.37149068135" calcext:value-type="float">
            <text:p>0.3714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1967" calcext:value-type="float">
            <text:p>0.311967</text:p>
          </table:table-cell>
          <table:table-cell office:value-type="float" office:value="0.460832" calcext:value-type="float">
            <text:p>0.460832</text:p>
          </table:table-cell>
          <table:table-cell office:value-type="float" office:value="0.454869" calcext:value-type="float">
            <text:p>0.454869</text:p>
          </table:table-cell>
          <table:table-cell office:value-type="float" office:value="0.434407" calcext:value-type="float">
            <text:p>0.434407</text:p>
          </table:table-cell>
          <table:table-cell office:value-type="float" office:value="0.327584" calcext:value-type="float">
            <text:p>0.327584</text:p>
          </table:table-cell>
          <table:table-cell office:value-type="float" office:value="0.442857" calcext:value-type="float">
            <text:p>0.442857</text:p>
          </table:table-cell>
          <table:table-cell office:value-type="float" office:value="0.433943" calcext:value-type="float">
            <text:p>0.433943</text:p>
          </table:table-cell>
          <table:table-cell office:value-type="float" office:value="0.42349" calcext:value-type="float">
            <text:p>0.423490</text:p>
          </table:table-cell>
          <table:table-cell office:value-type="float" office:value="0.336974" calcext:value-type="float">
            <text:p>0.336974</text:p>
          </table:table-cell>
          <table:table-cell office:value-type="float" office:value="0.469842" calcext:value-type="float">
            <text:p>0.469842</text:p>
          </table:table-cell>
          <table:table-cell office:value-type="float" office:value="0.441528429" calcext:value-type="float">
            <text:p>0.441528</text:p>
          </table:table-cell>
          <table:table-cell office:value-type="float" office:value="0.432641171" calcext:value-type="float">
            <text:p>0.432641</text:p>
          </table:table-cell>
          <table:table-cell office:value-type="float" office:value="0.42221953" calcext:value-type="float">
            <text:p>0.422220</text:p>
          </table:table-cell>
          <table:table-cell office:value-type="float" office:value="0.338321896" calcext:value-type="float">
            <text:p>0.338322</text:p>
          </table:table-cell>
          <table:table-cell office:value-type="float" office:value="0.459449504" calcext:value-type="float">
            <text:p>0.459450</text:p>
          </table:table-cell>
          <table:table-cell office:value-type="float" office:value="0.453504393" calcext:value-type="float">
            <text:p>0.453504</text:p>
          </table:table-cell>
          <table:table-cell office:value-type="float" office:value="0.433103779" calcext:value-type="float">
            <text:p>0.433104</text:p>
          </table:table-cell>
          <table:table-cell office:value-type="float" office:value="0.328894336" calcext:value-type="float">
            <text:p>0.328894</text:p>
          </table:table-cell>
          <table:table-cell office:value-type="float" office:value="0.468432474" calcext:value-type="float">
            <text:p>0.468432</text:p>
          </table:table-cell>
          <table:table-cell office:value-type="float" office:value="0.313214868" calcext:value-type="float">
            <text:p>0.313215</text:p>
          </table:table-cell>
          <table:table-cell table:formula="of:=AVERAGE([.B32:.U32])" office:value-type="float" office:value="0.409403769" calcext:value-type="float">
            <text:p>0.4094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228" calcext:value-type="float">
            <text:p>0.332280</text:p>
          </table:table-cell>
          <table:table-cell office:value-type="float" office:value="0.574504" calcext:value-type="float">
            <text:p>0.574504</text:p>
          </table:table-cell>
          <table:table-cell office:value-type="float" office:value="0.561986" calcext:value-type="float">
            <text:p>0.561986</text:p>
          </table:table-cell>
          <table:table-cell office:value-type="float" office:value="0.53679" calcext:value-type="float">
            <text:p>0.536790</text:p>
          </table:table-cell>
          <table:table-cell office:value-type="float" office:value="0.337549" calcext:value-type="float">
            <text:p>0.337549</text:p>
          </table:table-cell>
          <table:table-cell office:value-type="float" office:value="0.47127" calcext:value-type="float">
            <text:p>0.471270</text:p>
          </table:table-cell>
          <table:table-cell office:value-type="float" office:value="0.54256" calcext:value-type="float">
            <text:p>0.542560</text:p>
          </table:table-cell>
          <table:table-cell office:value-type="float" office:value="0.499783" calcext:value-type="float">
            <text:p>0.499783</text:p>
          </table:table-cell>
          <table:table-cell office:value-type="float" office:value="0.354087" calcext:value-type="float">
            <text:p>0.354087</text:p>
          </table:table-cell>
          <table:table-cell office:value-type="float" office:value="0.615186" calcext:value-type="float">
            <text:p>0.615186</text:p>
          </table:table-cell>
          <table:table-cell office:value-type="float" office:value="0.46985619" calcext:value-type="float">
            <text:p>0.469856</text:p>
          </table:table-cell>
          <table:table-cell office:value-type="float" office:value="0.54093232" calcext:value-type="float">
            <text:p>0.540932</text:p>
          </table:table-cell>
          <table:table-cell office:value-type="float" office:value="0.498283651" calcext:value-type="float">
            <text:p>0.498284</text:p>
          </table:table-cell>
          <table:table-cell office:value-type="float" office:value="0.355503348" calcext:value-type="float">
            <text:p>0.355503</text:p>
          </table:table-cell>
          <table:table-cell office:value-type="float" office:value="0.572780488" calcext:value-type="float">
            <text:p>0.572780</text:p>
          </table:table-cell>
          <table:table-cell office:value-type="float" office:value="0.560300042" calcext:value-type="float">
            <text:p>0.560300</text:p>
          </table:table-cell>
          <table:table-cell office:value-type="float" office:value="0.53517963" calcext:value-type="float">
            <text:p>0.535180</text:p>
          </table:table-cell>
          <table:table-cell office:value-type="float" office:value="0.338899196" calcext:value-type="float">
            <text:p>0.338899</text:p>
          </table:table-cell>
          <table:table-cell office:value-type="float" office:value="0.613340442" calcext:value-type="float">
            <text:p>0.613340</text:p>
          </table:table-cell>
          <table:table-cell office:value-type="float" office:value="0.33360912" calcext:value-type="float">
            <text:p>0.333609</text:p>
          </table:table-cell>
          <table:table-cell table:formula="of:=AVERAGE([.B33:.U33])" office:value-type="float" office:value="0.48223397135" calcext:value-type="float">
            <text:p>0.4822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5808" calcext:value-type="float">
            <text:p>0.345808</text:p>
          </table:table-cell>
          <table:table-cell office:value-type="float" office:value="0.677908" calcext:value-type="float">
            <text:p>0.677908</text:p>
          </table:table-cell>
          <table:table-cell office:value-type="float" office:value="0.703345" calcext:value-type="float">
            <text:p>0.703345</text:p>
          </table:table-cell>
          <table:table-cell office:value-type="float" office:value="0.657659" calcext:value-type="float">
            <text:p>0.657659</text:p>
          </table:table-cell>
          <table:table-cell office:value-type="float" office:value="0.348358" calcext:value-type="float">
            <text:p>0.348358</text:p>
          </table:table-cell>
          <table:table-cell office:value-type="float" office:value="0.641308" calcext:value-type="float">
            <text:p>0.641308</text:p>
          </table:table-cell>
          <table:table-cell office:value-type="float" office:value="0.668909" calcext:value-type="float">
            <text:p>0.668909</text:p>
          </table:table-cell>
          <table:table-cell office:value-type="float" office:value="0.635033" calcext:value-type="float">
            <text:p>0.635033</text:p>
          </table:table-cell>
          <table:table-cell office:value-type="float" office:value="0.34491" calcext:value-type="float">
            <text:p>0.344910</text:p>
          </table:table-cell>
          <table:table-cell office:value-type="float" office:value="0.75463" calcext:value-type="float">
            <text:p>0.754630</text:p>
          </table:table-cell>
          <table:table-cell office:value-type="float" office:value="0.639384076" calcext:value-type="float">
            <text:p>0.639384</text:p>
          </table:table-cell>
          <table:table-cell office:value-type="float" office:value="0.666902273" calcext:value-type="float">
            <text:p>0.666902</text:p>
          </table:table-cell>
          <table:table-cell office:value-type="float" office:value="0.633127901" calcext:value-type="float">
            <text:p>0.633128</text:p>
          </table:table-cell>
          <table:table-cell office:value-type="float" office:value="0.34628964" calcext:value-type="float">
            <text:p>0.346290</text:p>
          </table:table-cell>
          <table:table-cell office:value-type="float" office:value="0.675874276" calcext:value-type="float">
            <text:p>0.675874</text:p>
          </table:table-cell>
          <table:table-cell office:value-type="float" office:value="0.701234965" calcext:value-type="float">
            <text:p>0.701235</text:p>
          </table:table-cell>
          <table:table-cell office:value-type="float" office:value="0.655686023" calcext:value-type="float">
            <text:p>0.655686</text:p>
          </table:table-cell>
          <table:table-cell office:value-type="float" office:value="0.349751432" calcext:value-type="float">
            <text:p>0.349751</text:p>
          </table:table-cell>
          <table:table-cell office:value-type="float" office:value="0.75236611" calcext:value-type="float">
            <text:p>0.752366</text:p>
          </table:table-cell>
          <table:table-cell office:value-type="float" office:value="0.347191232" calcext:value-type="float">
            <text:p>0.347191</text:p>
          </table:table-cell>
          <table:table-cell table:formula="of:=AVERAGE([.B34:.U34])" office:value-type="float" office:value="0.5772837964" calcext:value-type="float">
            <text:p>0.5772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9943" calcext:value-type="float">
            <text:p>0.349943</text:p>
          </table:table-cell>
          <table:table-cell office:value-type="float" office:value="0.691321" calcext:value-type="float">
            <text:p>0.691321</text:p>
          </table:table-cell>
          <table:table-cell office:value-type="float" office:value="0.746467" calcext:value-type="float">
            <text:p>0.746467</text:p>
          </table:table-cell>
          <table:table-cell office:value-type="float" office:value="0.71729" calcext:value-type="float">
            <text:p>0.717290</text:p>
          </table:table-cell>
          <table:table-cell office:value-type="float" office:value="0.35039" calcext:value-type="float">
            <text:p>0.350390</text:p>
          </table:table-cell>
          <table:table-cell office:value-type="float" office:value="0.659321" calcext:value-type="float">
            <text:p>0.659321</text:p>
          </table:table-cell>
          <table:table-cell office:value-type="float" office:value="0.729973" calcext:value-type="float">
            <text:p>0.729973</text:p>
          </table:table-cell>
          <table:table-cell office:value-type="float" office:value="0.697283" calcext:value-type="float">
            <text:p>0.697283</text:p>
          </table:table-cell>
          <table:table-cell office:value-type="float" office:value="0.353467" calcext:value-type="float">
            <text:p>0.353467</text:p>
          </table:table-cell>
          <table:table-cell office:value-type="float" office:value="0.814441" calcext:value-type="float">
            <text:p>0.814441</text:p>
          </table:table-cell>
          <table:table-cell office:value-type="float" office:value="0.657343037" calcext:value-type="float">
            <text:p>0.657343</text:p>
          </table:table-cell>
          <table:table-cell office:value-type="float" office:value="0.727783081" calcext:value-type="float">
            <text:p>0.727783</text:p>
          </table:table-cell>
          <table:table-cell office:value-type="float" office:value="0.695191151" calcext:value-type="float">
            <text:p>0.695191</text:p>
          </table:table-cell>
          <table:table-cell office:value-type="float" office:value="0.354880868" calcext:value-type="float">
            <text:p>0.354881</text:p>
          </table:table-cell>
          <table:table-cell office:value-type="float" office:value="0.689247037" calcext:value-type="float">
            <text:p>0.689247</text:p>
          </table:table-cell>
          <table:table-cell office:value-type="float" office:value="0.744227599" calcext:value-type="float">
            <text:p>0.744228</text:p>
          </table:table-cell>
          <table:table-cell office:value-type="float" office:value="0.71513813" calcext:value-type="float">
            <text:p>0.715138</text:p>
          </table:table-cell>
          <table:table-cell office:value-type="float" office:value="0.35179156" calcext:value-type="float">
            <text:p>0.351792</text:p>
          </table:table-cell>
          <table:table-cell office:value-type="float" office:value="0.811997677" calcext:value-type="float">
            <text:p>0.811998</text:p>
          </table:table-cell>
          <table:table-cell office:value-type="float" office:value="0.351342772" calcext:value-type="float">
            <text:p>0.351343</text:p>
          </table:table-cell>
          <table:table-cell table:formula="of:=AVERAGE([.B35:.U35])" office:value-type="float" office:value="0.6104419456" calcext:value-type="float">
            <text:p>0.610442</text:p>
          </table:table-cell>
        </table:table-row>
        <table:table-row table:style-name="ro1">
          <table:table-cell table:style-name="ce2" table:number-columns-repeated="6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style-name="Default" table:number-columns-repeated="10"/>
        </table:table-row>
        <table:table-row table:style-name="ro1">
          <table:table-cell table:style-name="ce2"/>
          <table:table-cell table:style-name="Default" table:number-columns-repeated="6"/>
          <table:table-cell table:number-columns-repeated="14"/>
          <table:table-cell table:style-name="Default"/>
        </table:table-row>
        <table:table-row table:style-name="ro1">
          <table:table-cell table:style-name="ce2"/>
          <table:table-cell table:style-name="Default" table:number-columns-repeated="17"/>
          <table:table-cell table:number-columns-repeated="3"/>
          <table:table-cell table:style-name="Default"/>
        </table:table-row>
        <table:table-row table:style-name="ro1" table:number-rows-repeated="7">
          <table:table-cell table:style-name="Default" table:number-columns-repeated="18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18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15:32:27.340780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15:46:45.217061181</dc:date>
    <meta:editing-duration>PT2H38M26S</meta:editing-duration>
    <meta:editing-cycles>15</meta:editing-cycles>
    <meta:generator>LibreOffice/6.0.7.3$Linux_X86_64 LibreOffice_project/00m0$Build-3</meta:generator>
    <meta:document-statistic meta:table-count="1" meta:cell-count="726" meta:object-count="0"/>
  </office:meta>
</office:document-meta>
</file>